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questImpl.ActionRequestImpl( PortletWindow window , HttpServletRequest req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RequestImpl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Impl.isUserInRole(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